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c321" officeooo:paragraph-rsid="0019c321"/>
    </style:style>
    <style:style style:name="P2" style:family="paragraph" style:parent-style-name="Text_20_body">
      <style:text-properties fo:font-variant="normal" fo:text-transform="none" fo:color="#636363" style:font-name="Roboto" fo:font-size="10.5pt" fo:letter-spacing="normal" fo:font-style="normal" fo:font-weight="bold" officeooo:rsid="0019c321" officeooo:paragraph-rsid="0019c321" style:font-weight-asian="bold" style:font-weight-complex="bold"/>
    </style:style>
    <style:style style:name="P3" style:family="paragraph" style:parent-style-name="Text_20_body">
      <style:paragraph-properties fo:margin-left="0cm" fo:margin-right="0cm" fo:margin-top="0cm" fo:margin-bottom="0.529cm" loext:contextual-spacing="false" style:line-height-at-least="0.635cm" fo:orphans="2" fo:widows="2" fo:text-indent="0cm" style:auto-text-indent="false"/>
      <style:text-properties officeooo:paragraph-rsid="001b1143"/>
    </style:style>
    <style:style style:name="P4" style:family="paragraph" style:parent-style-name="Text_20_body">
      <style:paragraph-properties fo:margin-left="0cm" fo:margin-right="0cm" fo:margin-top="0cm" fo:margin-bottom="0.529cm" loext:contextual-spacing="false" style:line-height-at-least="0.635cm" fo:orphans="2" fo:widows="2" fo:text-indent="0cm" style:auto-text-indent="false"/>
      <style:text-properties officeooo:paragraph-rsid="001ce547"/>
    </style:style>
    <style:style style:name="P5"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style>
    <style:style style:name="P6" style:family="paragraph" style:parent-style-name="Text_20_body" style:list-style-name="L1">
      <style:paragraph-properties fo:margin-top="0cm" fo:margin-bottom="0.265cm" loext:contextual-spacing="false" style:line-height-at-least="0.529cm" fo:orphans="2" fo:widows="2" fo:padding="0cm" fo:border="none"/>
    </style:style>
    <style:style style:name="T1" style:family="text">
      <style:text-properties fo:font-variant="normal" fo:text-transform="none" fo:color="#666666" style:font-name="Ubuntu" fo:font-size="10.5pt" fo:letter-spacing="normal" fo:font-style="normal" fo:font-weight="bold"/>
    </style:style>
    <style:style style:name="T2" style:family="text">
      <style:text-properties fo:font-variant="normal" fo:text-transform="none" fo:color="#636363" style:font-name="Roboto" fo:font-size="10.5pt" fo:letter-spacing="normal" fo:font-style="normal" fo:font-weight="bold"/>
    </style:style>
    <style:style style:name="T3" style:family="text">
      <style:text-properties fo:font-variant="normal" fo:text-transform="none" fo:color="#636363" style:font-name="Roboto" fo:font-size="10.5pt" fo:letter-spacing="normal" fo:font-style="normal" fo:font-weight="normal"/>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wo stages of Iris scan:-</text:p>
      <text:list xml:id="list4231323855" text:style-name="L1">
        <text:list-item>
          <text:p text:style-name="P5"><text:span text:style-name="Strong_20_Emphasis"><text:span text:style-name="T1">Enrollment</text:span></text:span></text:p>
        </text:list-item>
        <text:list-item>
          <text:p text:style-name="P6"><text:span text:style-name="Strong_20_Emphasis"><text:span text:style-name="T1">Verification/recognition</text:span></text:span></text:p>
        </text:list-item>
      </text:list>
      <text:p text:style-name="P3"><text:span text:style-name="Strong_20_Emphasis"><text:span text:style-name="T2">Enrollment</text:span></text:span><text:span text:style-name="T3">: </text:span></text:p>
      <text:p text:style-name="P3"><text:span text:style-name="T3">The eye is scanned first and this process is known as enrollment. At first, the person stands infront of the camera and takes a digital image of the iris by using both visible and infrared light. </text:span></text:p>
      <text:p text:style-name="P4"><text:span text:style-name="T3">The two images are analyzed by the computer and mitigate the unwanted details. </text:span></text:p>
      <text:p text:style-name="P4"><text:span text:style-name="T3">It is able to identify about 240 unique features. </text:span></text:p>
      <text:p text:style-name="P4"><text:span text:style-name="T3">The features of the iris are converted into a 512 digital number which is called as </text:span><text:span text:style-name="Strong_20_Emphasis"><text:span text:style-name="T2">iris code </text:span></text:span><text:span text:style-name="T3">and it is stored in the computer database along with the person’s name. </text:span></text:p>
      <text:p text:style-name="P4"><text:span text:style-name="T3">It is an easier process which can take the image within few seconds and it is an automatic process.</text:span></text:p>
      <text:p text:style-name="P4"><text:span text:style-name="Strong_20_Emphasis"><text:span text:style-name="T2">Verification/Recognition: </text:span></text:span></text:p>
      <text:p text:style-name="P4"><text:span text:style-name="T3">After storing the details in the computer, then it can be utilized for authentication or recognition purposes. </text:span></text:p>
      <text:p text:style-name="P4"><text:span text:style-name="T3">For the identification purpose, the person must stand infront of any iris scanner and again take the digital photograph of iris.</text:span></text:p>
      <text:p text:style-name="P4"><text:span text:style-name="T3">The image is processed by the system and converts the iris code and then comparing with the iris code it is stored in the computer database to check the person is correct or no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09:29:53.978250202</meta:creation-date>
    <dc:date>2019-02-19T11:35:05.212338869</dc:date>
    <meta:editing-duration>PT8M51S</meta:editing-duration>
    <meta:editing-cycles>1</meta:editing-cycles>
    <meta:generator>LibreOffice/6.0.3.2$Linux_X86_64 LibreOffice_project/00m0$Build-2</meta:generator>
    <meta:document-statistic meta:table-count="0" meta:image-count="0" meta:object-count="0" meta:page-count="1" meta:paragraph-count="13" meta:word-count="191" meta:character-count="1106" meta:non-whitespace-character-count="923"/>
  </office:meta>
</office:document-meta>
</file>